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 Rounded SSm A" svg:font-family="'Gotham Rounded SSm A', 'Gotham Rounded SSm B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75d" style:font-name="Gotham Rounded SSm A" fo:font-size="10.5pt" fo:letter-spacing="normal" fo:font-style="normal" fo:font-weight="normal" officeooo:paragraph-rsid="000766d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75d" style:font-name="Gotham Rounded SSm A" fo:font-size="10.5pt" fo:letter-spacing="normal" fo:font-style="normal" fo:font-weight="normal" officeooo:rsid="000766dd" officeooo:paragraph-rsid="000766d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75d" style:font-name="Gotham Rounded SSm A" fo:font-size="10.5pt" fo:letter-spacing="normal" fo:font-style="normal" fo:font-weight="normal" officeooo:rsid="000766dd" officeooo:paragraph-rsid="0007a825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75d" style:font-name="Gotham Rounded SSm A" fo:font-size="10.5pt" fo:letter-spacing="normal" fo:font-style="normal" fo:font-weight="normal" officeooo:rsid="0007a825" officeooo:paragraph-rsid="0007a825"/>
    </style:style>
    <style:style style:name="T1" style:family="text">
      <style:text-properties officeooo:rsid="000766dd"/>
    </style:style>
    <style:style style:name="T2" style:family="text">
      <style:text-properties officeooo:rsid="0007a825"/>
    </style:style>
    <style:style style:name="T3" style:family="text">
      <style:text-properties officeooo:rsid="000ab1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3_1178917960"/><text:span text:style-name="T1">Company </text:span>Lockers Pvt. Ltd.<text:bookmark-end text:name="__DdeLink__3_1178917960"/> </text:p>
      <text:p text:style-name="P1"><text:span text:style-name="T1">Product</text:span> LockedMe.com </text:p>
      <text:p text:style-name="P1"><text:span text:style-name="T1">P</text:span>rototype of the application</text:p>
      <text:p text:style-name="P1">https://github.com/mha77/Phase1</text:p>
      <text:p text:style-name="P1"/>
      <text:p text:style-name="P2">The prototype of the application is operated as a command line program without GUI or Webinterface. It‘s usage is to store files in a folder, search for them and <text:span text:style-name="T2">view</text:span> <text:span text:style-name="T3">the </text:span>content, <text:s/>delete files and retrieve them in ascending order.</text:p>
      <text:p text:style-name="P2"/>
      <text:p text:style-name="P2">The Implementation is done in 2 sprints:</text:p>
      <text:p text:style-name="P2">Sprint 1:</text:p>
      <text:p text:style-name="P3">- Clarify the specification and requirements. </text:p>
      <text:p text:style-name="P3">- Implement functionality to add <text:span text:style-name="T2">files</text:span></text:p>
      <text:p text:style-name="P3">- <text:span text:style-name="T2">Implement functionality to</text:span> delete files</text:p>
      <text:p text:style-name="P3">- <text:span text:style-name="T2">Implement functionality to </text:span>close the program</text:p>
      <text:p text:style-name="P3"/>
      <text:p text:style-name="P4">Sprint 2</text:p>
      <text:p text:style-name="P4">- Implement search mechanism</text:p>
      <text:p text:style-name="P4">- Implement view content mechanism</text:p>
      <text:p text:style-name="P4">- Implement retrieve files in ascending order</text:p>
      <text:p text:style-name="P4">- Documentation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am Rounded SSm A" svg:font-family="'Gotham Rounded SSm A', 'Gotham Rounded SSm B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9T18:38:34.391719097</meta:creation-date>
    <meta:generator>LibreOffice/6.1.5.2$Linux_X86_64 LibreOffice_project/10$Build-2</meta:generator>
    <dc:date>2021-10-09T21:37:47.809400955</dc:date>
    <meta:editing-duration>PT27M2S</meta:editing-duration>
    <meta:editing-cycles>2</meta:editing-cycles>
    <meta:document-statistic meta:table-count="0" meta:image-count="0" meta:object-count="0" meta:page-count="1" meta:paragraph-count="16" meta:word-count="105" meta:character-count="687" meta:non-whitespace-character-count="594"/>
  </office:meta>
</office:document-meta>
</file>